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_3c_p_3e_" style:list-style-name="L1"/>
    <style:style style:name="T1" style:family="text">
      <style:text-properties fo:background-color="#ffff00"/>
    </style:style>
    <style:style style:name="T2" style:family="text">
      <style:text-properties fo:background-color="transparent"/>
    </style:style>
    <style:style style:name="T3" style:family="text">
      <style:text-properties fo:font-variant="small-caps" fo:background-color="transparen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acéties 006</text:p>
      <text:p text:style-name="Standard"/>
      <text:list xml:id="list7060679809106015717" text:style-name="L1">
        <text:list-item>
          <text:p text:style-name="P1">p. 9 « s' » effacé → mettre entre crochet ?</text:p>
        </text:list-item>
        <text:list-item>
          <text:p text:style-name="P1">p. 10 : apostrophe enlevée parce qu'il apparaissait plus que ce soit une tache d'impression qu'une vraie apostrophe </text:p>
        </text:list-item>
        <text:list-item>
          <text:p text:style-name="P1">p. 10 : conserver le sign<text:span text:style-name="T2">e « </text:span><text:span text:style-name="Police_20_par_20_défaut"><text:span text:style-name="T2">β » (titre) ou mettre « ss »? </text:span></text:span></text:p>
        </text:list-item>
        <text:list-item>
          <text:p text:style-name="P1"><text:span text:style-name="Police_20_par_20_défaut"><text:span text:style-name="T2">p. 10 : corriger agglutination « allavn » ? </text:span></text:span></text:p>
        </text:list-item>
        <text:list-item>
          <text:p text:style-name="P2"><text:span text:style-name="Police_20_par_20_défaut"><text:span text:style-name="T2">p3 p barré en bas </text:span></text:span></text:p>
        </text:list-item>
        <text:list-item>
          <text:p text:style-name="P2"><text:span text:style-name="Police_20_par_20_défaut"><text:span text:style-name="T2">Q2 q tilde</text:span></text:span></text:p>
        </text:list-item>
        <text:list-item>
          <text:p text:style-name="P2"><text:span text:style-name="Police_20_par_20_défaut"><text:span text:style-name="T2">p. 11 « plainiour » à désagglutiner ? </text:span></text:span></text:p>
        </text:list-item>
        <text:list-item>
          <text:p text:style-name="P2"><text:span text:style-name="Police_20_par_20_défaut"><text:span text:style-name="T2">p. 12 « rescar » à agglutiner ? </text:span></text:span></text:p>
        </text:list-item>
        <text:list-item>
          <text:p text:style-name="P2"><text:span text:style-name="Police_20_par_20_défaut"><text:span text:style-name="T2">p. 12 «  aucunesfoys » à agglutiner ? </text:span></text:span></text:p>
        </text:list-item>
        <text:list-item>
          <text:p text:style-name="P2"><text:span text:style-name="Police_20_par_20_défaut"><text:span text:style-name="T2">p. 13 « vouscuy » à désagglutiner ? « vous cuides »</text:span></text:span></text:p>
        </text:list-item>
        <text:list-item>
          <text:p text:style-name="P2"><text:span text:style-name="Police_20_par_20_défaut"><text:span text:style-name="T2">p. 14 « saus » → « n » à l'envers ? Corriger coquille ? </text:span></text:span></text:p>
        </text:list-item>
        <text:list-item>
          <text:p text:style-name="P2"><text:span text:style-name="Police_20_par_20_défaut"><text:span text:style-name="T2">p. 14 &amp; iauoye mettre espace entre les deux</text:span></text:span></text:p>
        </text:list-item>
        <text:list-item>
          <text:p text:style-name="P2"><text:span text:style-name="Police_20_par_20_défaut"><text:span text:style-name="T2">p. 14 « qüe » et non « qmacron e » ? </text:span></text:span></text:p>
        </text:list-item>
        <text:list-item>
          <text:p text:style-name="P2"><text:span text:style-name="Police_20_par_20_défaut"><text:span text:style-name="T2">p. 15 « disiesque » a désagglutiner ?</text:span></text:span></text:p>
        </text:list-item>
        <text:list-item>
          <text:p text:style-name="P2"><text:span text:style-name="Police_20_par_20_défaut"><text:span text:style-name="T2">p. 16 l'oseri[e]z ajout d'une lettre pour faire sens <text:s/></text:span></text:span></text:p>
        </text:list-item>
        <text:list-item>
          <text:p text:style-name="P2"><text:span text:style-name="Police_20_par_20_défaut"><text:span text:style-name="T2">p. 16 <text:s/>miseau desaggluiner ?</text:span></text:span></text:p>
        </text:list-item>
        <text:list-item>
          <text:p text:style-name="P2"><text:span text:style-name="Police_20_par_20_défaut"><text:span text:style-name="T2">p. 18 « par§tout » mettre une césure ou en deux mots ? </text:span></text:span></text:p>
        </text:list-item>
        <text:list-item>
          <text:p text:style-name="P2"><text:span text:style-name="Police_20_par_20_défaut"><text:span text:style-name="T2">p. 19 : désagglutiner « ilà » ? </text:span></text:span></text:p>
        </text:list-item>
        <text:list-item>
          <text:p text:style-name="P2"><text:span text:style-name="Police_20_par_20_défaut"><text:span text:style-name="T2">p. 19 « l eur » à agglutiner ? </text:span></text:span></text:p>
        </text:list-item>
        <text:list-item>
          <text:p text:style-name="P2"><text:span text:style-name="Police_20_par_20_défaut"><text:span text:style-name="T2">p. 21 «  printt » coquille deux « t »</text:span></text:span></text:p>
        </text:list-item>
        <text:list-item>
          <text:p text:style-name="P2"><text:span text:style-name="Police_20_par_20_défaut"><text:span text:style-name="T2">p. 21 3 « dist. gisez » point entre les deux ? </text:span></text:span></text:p>
        </text:list-item>
        <text:list-item>
          <text:p text:style-name="P2"><text:span text:style-name="Police_20_par_20_défaut"><text:span text:style-name="T2">p. 25 «  on y » à agglutiner ? </text:span></text:span></text:p>
        </text:list-item>
        <text:list-item>
          <text:p text:style-name="P2"><text:span text:style-name="Police_20_par_20_défaut"><text:span text:style-name="T2">Corriger diacritique <text:s/>Vlespieglé 27</text:span></text:span></text:p>
        </text:list-item>
        <text:list-item>
          <text:p text:style-name="P2"><text:span text:style-name="Police_20_par_20_défaut"><text:span text:style-name="T2">p. 32 régularisation de l'espace avec la virgule « se, si »</text:span></text:span></text:p>
        </text:list-item>
        <text:list-item>
          <text:p text:style-name="P2"><text:span text:style-name="Police_20_par_20_défaut"><text:span text:style-name="T2">p. 43 « .</text:span></text:span><text:span text:style-name="Police_20_par_20_défaut"><text:span text:style-name="T3">xii</text:span></text:span><text:span text:style-name="Police_20_par_20_défaut"><text:span text:style-name="T2">. »</text:span></text:span></text:p>
        </text:list-item>
        <text:list-item>
          <text:p text:style-name="P2"><text:span text:style-name="Police_20_par_20_défaut"><text:span text:style-name="T2">p. 45 « Et. » corriger point qui est censé être avant </text:span></text:span></text:p>
        </text:list-item>
        <text:list-item>
          <text:p text:style-name="P2"><text:span text:style-name="Police_20_par_20_défaut"><text:span text:style-name="T2">p. 47 «  elquelz » coquille »lequelz » ??</text:span></text:span></text:p>
        </text:list-item>
        <text:list-item>
          <text:p text:style-name="P2"><text:span text:style-name="Police_20_par_20_défaut"><text:span text:style-name="T2">PDF triplon page 47</text:span></text:span></text:p>
        </text:list-item>
        <text:list-item>
          <text:p text:style-name="P2"><text:span text:style-name="Police_20_par_20_défaut"><text:span text:style-name="T2">p. 48 «  ccccc.</text:span></text:span><text:span text:style-name="Police_20_par_20_défaut"><text:span text:style-name="T1"> </text:span></text:span><text:span text:style-name="Police_20_par_20_défaut"><text:span text:style-name="T2">Florins » espace régularisé</text:span></text:span></text:p>
        </text:list-item>
      </text:list>
      <text:p text:style-name="_3c_p_3e_"><text:span text:style-name="Police_20_par_20_défaut"><text:span text:style-name="T2"/></text:span></text:p>
      <text:p text:style-name="_3c_p_3e_"><text:span text:style-name="Police_20_par_20_défaut"><text:span text:style-name="T2">remplacer tous les sauts de para pour deux sauts de para (ligne de blanc) →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tyle2" style:family="paragraph" style:parent-style-name="Normal">
      <style:paragraph-properties fo:margin-left="0cm" fo:margin-right="0cm" fo:margin-top="0cm" fo:margin-bottom="0cm" fo:line-height="100%" fo:hyphenation-ladder-count="no-limit" fo:text-indent="0.42cm" style:auto-text-indent="false"/>
      <style:text-properties fo:font-size="12pt" style:font-size-asian="12pt" style:font-size-complex="12pt" fo:hyphenate="false" fo:hyphenation-remain-char-count="0" fo:hyphenation-push-char-count="0"/>
    </style:style>
    <style:style style:name="_3c_p_3e_" style:display-name="&lt;p&gt;" style:family="paragraph" style:parent-style-name="Style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ne Bineau</meta:initial-creator>
    <meta:creation-date>2019-04-03T10:45:26.26</meta:creation-date>
    <dc:date>2019-04-04T10:04:11.21</dc:date>
    <dc:creator>Jeanne Bineau</dc:creator>
    <meta:editing-duration>PT10H31M54S</meta:editing-duration>
    <meta:editing-cycles>26</meta:editing-cycles>
    <meta:generator>OpenOffice/4.1.6$Win32 OpenOffice.org_project/416m1$Build-9790</meta:generator>
    <meta:document-statistic meta:table-count="0" meta:image-count="0" meta:object-count="0" meta:page-count="1" meta:paragraph-count="31" meta:word-count="316" meta:character-count="1320"/>
  </office:meta>
</office:document-meta>
</file>